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color="#000000" style:font-name="Segoe UI" fo:font-size="20pt" fo:font-weight="normal" style:font-name-asian="Segoe UI" style:font-size-asian="20pt" style:font-weight-asian="normal" style:font-name-complex="Segoe UI" style:font-size-complex="20pt" style:font-weight-complex="normal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style:text-underline-style="none" style:font-size-asian="18pt" style:font-size-complex="18pt"/>
    </style:style>
    <style:style style:name="T1" style:family="text">
      <style:text-properties fo:color="#000000" style:font-name="Segoe UI" fo:font-size="13pt" fo:font-weight="bold" style:font-name-asian="Segoe UI" style:font-size-asian="13pt" style:font-weight-asian="bold" style:font-name-complex="Segoe UI" style:font-size-complex="13pt" style:font-weight-complex="bold"/>
    </style:style>
    <style:style style:name="T2" style:family="text">
      <style:text-properties fo:color="#000000" style:font-name="Segoe UI" fo:font-size="13pt" fo:font-weight="normal" style:font-name-asian="Segoe UI" style:font-size-asian="13pt" style:font-weight-asian="normal" style:font-name-complex="Segoe UI" style:font-size-complex="13pt" style:font-weight-complex="normal"/>
    </style:style>
    <style:style style:name="T3" style:family="text">
      <style:text-properties fo:color="#000000" style:font-name="Segoe UI" fo:font-size="20pt" fo:font-weight="normal" style:font-name-asian="Segoe UI" style:font-size-asian="20pt" style:font-weight-asian="normal" style:font-name-complex="Segoe UI" style:font-size-complex="20pt" style:font-weight-complex="normal"/>
    </style:style>
    <style:style style:name="T4" style:family="text">
      <style:text-properties fo:color="#000000" style:font-name="Segoe UI" fo:font-size="20pt" fo:font-style="italic" fo:font-weight="normal" style:font-name-asian="Segoe UI" style:font-size-asian="20pt" style:font-style-asian="italic" style:font-weight-asian="normal" style:font-name-complex="Segoe UI" style:font-size-complex="20pt" style:font-style-complex="italic" style:font-weight-complex="normal"/>
    </style:style>
    <style:style style:name="T5" style:family="text">
      <style:text-properties fo:color="#000000" style:font-name="Segoe UI" fo:font-size="20pt" fo:font-style="italic" style:text-underline-style="solid" style:text-underline-width="auto" style:text-underline-color="font-color" fo:font-weight="normal" style:font-name-asian="Segoe UI" style:font-size-asian="20pt" style:font-style-asian="italic" style:font-weight-asian="normal" style:font-name-complex="Segoe UI" style:font-size-complex="20pt" style:font-style-complex="italic" style:font-weight-complex="normal"/>
    </style:style>
    <style:style style:name="T6" style:family="text">
      <style:text-properties fo:color="#000000" style:font-name="Segoe UI" fo:font-size="20pt" fo:font-style="normal" fo:font-weight="normal" style:font-name-asian="Segoe UI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color="#000000" style:font-name="Segoe UI" fo:font-size="20pt" fo:font-style="normal" style:text-underline-style="solid" style:text-underline-width="auto" style:text-underline-color="font-color" fo:font-weight="normal" style:font-name-asian="Segoe UI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8" style:family="text">
      <style:text-properties fo:color="#000000" style:font-name="Segoe UI" fo:font-size="20pt" style:text-underline-style="solid" style:text-underline-width="auto" style:text-underline-color="font-color" fo:font-weight="normal" style:font-name-asian="Segoe UI" style:font-size-asian="20pt" style:font-weight-asian="normal" style:font-name-complex="Segoe UI" style:font-size-complex="20pt" style:font-weight-complex="normal"/>
    </style:style>
    <style:style style:name="T9" style:family="text">
      <style:text-properties fo:color="#000000" style:text-position="33% 80%" style:font-name="Segoe UI" fo:font-size="20pt" fo:font-weight="normal" style:font-name-asian="Segoe UI" style:font-size-asian="20pt" style:font-weight-asian="normal" style:font-name-complex="Segoe UI" style:font-size-complex="2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eption</text:p>
      <text:p text:style-name="P1"/>
      <text:p text:style-name="P1">It was either Sun Tzu or Von Cluauswitz who said all warfare is based on deception. I Think it was Sun Tzu in the art of war. The Lord Jesus also said</text:p>
      <text:p text:style-name="P1"/>
      <text:p text:style-name="P1"><text:span text:style-name="T1">4</text:span><text:span text:style-name="T2"> ¶ </text:span><text:span text:style-name="T3"><text:s/>And Jesus answered and said unto them, Take heed that no man deceive you.</text:span></text:p>
      <text:p text:style-name="P2"/>
      <text:p text:style-name="P2">The Apostle Paul said </text:p>
      <text:p text:style-name="P1"><text:span text:style-name="T9">3</text:span><text:span text:style-name="T3"> For such are false apostles, deceitful workers, transforming themselves into apostles of Christ. </text:span><text:span text:style-name="T9">14</text:span><text:span text:style-name="T3"> And no wonder! For Satan himself transforms himself into an angel of light. </text:span><text:span text:style-name="T9">15</text:span><text:span text:style-name="T3"> Therefore it is no great thing if his ministers also transform themselves into ministers of righteousness, whose end will be according to their works. 2 Corinthians 11:13-15</text:span></text:p>
      <text:p text:style-name="P1"><text:span text:style-name="T3"/></text:p>
      <text:p text:style-name="P1"><text:span text:style-name="T3">Then of course there is the story of the old prophet...in 1 Kings 13 verse 18</text:span></text:p>
      <text:p text:style-name="P1"><text:span text:style-name="T3"/></text:p>
      <text:p text:style-name="P1"><text:span text:style-name="T2">18 </text:span><text:span text:style-name="T3"><text:s/>He said unto him, I </text:span><text:span text:style-name="T4">am</text:span><text:span text:style-name="T6"> a prophet also as thou </text:span><text:span text:style-name="T4">art</text:span><text:span text:style-name="T6">; and an angel spake unto me by the word of the LORD, saying, Bring him back with thee into thine house, that he may eat bread and drink water. </text:span><text:span text:style-name="T5">But</text:span><text:span text:style-name="T7"> he lied unto him.</text:span><text:span text:style-name="T8"> </text:span></text:p>
      <text:p text:style-name="P1"><text:span text:style-name="T8"/></text:p>
      <text:p text:style-name="P4"><text:span text:style-name="T3">The prophet of the Lord God Almighty paid a heavy </text:span><text:soft-page-break/><text:span text:style-name="T3">price for listening to and believing a fellow prophet. The Bible actually calls him a man of God. Yet he was decieved by a fellow prophet and paid the ultimate price,ie he was killed by a lion. He listened to the old prophet and thus disobeyed the Lord and paid the price. Death!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6T13:28:31.42</meta:creation-date>
    <dc:date>2024-10-26T13:52:53.74</dc:date>
    <meta:editing-duration>PT19M1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8" meta:word-count="235" meta:character-count="1238"/>
  </office:meta>
</office:document-meta>
</file>